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2.487cm"/>
        </style:tab-stops>
      </style:paragraph-properties>
    </style:style>
    <style:style style:name="P2" style:family="paragraph" style:parent-style-name="Preformatted_20_Text">
      <style:paragraph-properties>
        <style:tab-stops>
          <style:tab-stop style:position="2.487cm"/>
        </style:tab-stops>
      </style:paragraph-properties>
      <style:text-properties officeooo:paragraph-rsid="000f98dc"/>
    </style:style>
    <style:style style:name="P3" style:family="paragraph" style:parent-style-name="Preformatted_20_Text">
      <style:paragraph-properties>
        <style:tab-stops>
          <style:tab-stop style:position="2.487cm"/>
        </style:tab-stops>
      </style:paragraph-properties>
      <style:text-properties officeooo:rsid="000f98dc" officeooo:paragraph-rsid="000f98dc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5" style:family="paragraph" style:parent-style-name="Text_20_body">
      <style:text-properties officeooo:rsid="000cf858" officeooo:paragraph-rsid="000cf858"/>
    </style:style>
    <style:style style:name="P6" style:family="paragraph" style:parent-style-name="Text_20_body">
      <style:paragraph-properties>
        <style:tab-stops>
          <style:tab-stop style:position="2.487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2.487cm"/>
        </style:tab-stops>
      </style:paragraph-properties>
      <style:text-properties officeooo:paragraph-rsid="000f98dc"/>
    </style:style>
    <style:style style:name="P8" style:family="paragraph" style:parent-style-name="Text_20_body">
      <style:paragraph-properties>
        <style:tab-stops>
          <style:tab-stop style:position="2.487cm"/>
        </style:tab-stops>
      </style:paragraph-properties>
      <style:text-properties officeooo:rsid="000f98dc" officeooo:paragraph-rsid="000f98dc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a129"/>
    </style:style>
    <style:style style:name="T3" style:family="text">
      <style:text-properties officeooo:rsid="000cf8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Text_20_body">fof( lista<text:span text:style-name="T3">3</text:span>ex<text:span text:style-name="T3">1a</text:span>,conjecture,(</text:p>
      <text:p text:style-name="P5">TEOREMA</text:p>
      <text:p text:style-name="Text_20_body">((p&amp;q) =&gt; r)&lt;=&gt;(p=&gt;(q=&gt;r))</text:p>
      <text:p text:style-name="P6">)).</text:p>
      <text:p text:style-name="P6"/>
      <text:p text:style-name="P6">fof( lista3ex5,conjecture,(</text:p>
      <text:p text:style-name="P6"/>
      <text:p text:style-name="P6">(~p=&gt;~q)&lt;=&gt;(~q=&gt;~p)</text:p>
      <text:p text:style-name="P1"><text:span text:style-name="T1">CounterSatisfiable </text:span></text:p>
      <text:p text:style-name="P6">)).</text:p>
      <text:p text:style-name="P6"/>
      <text:p text:style-name="P6">fof( lista2exercicio1A,conjecture,(</text:p>
      <text:p text:style-name="P6"/>
      <text:p text:style-name="P6">((p =&gt; q) &amp; ~q) =&gt; ~q</text:p>
      <text:p text:style-name="P1"><text:span text:style-name="T1">Theorem</text:span><text:span text:style-name="T2">a</text:span></text:p>
      <text:p text:style-name="P6">)).</text:p>
      <text:p text:style-name="P6"/>
      <text:p text:style-name="P6">fof( lista2exercicio1C,conjecture,(</text:p>
      <text:p text:style-name="P1"><text:span text:style-name="T1">CounterSatisfiable</text:span></text:p>
      <text:p text:style-name="P6">(p=&gt;q)&amp;p&amp;~q</text:p>
      <text:p text:style-name="P6"/>
      <text:p text:style-name="P6">)).</text:p>
      <text:p text:style-name="P6"/>
      <text:p text:style-name="P6">fof( lista2exercicio1C,conjecture,(</text:p>
      <text:p text:style-name="P8">TEOREMA</text:p>
      <text:p text:style-name="P6">~((p=&gt;q)&amp;(p&amp;~q))</text:p>
      <text:p text:style-name="P6"/>
      <text:p text:style-name="P6">)).</text:p>
      <text:p text:style-name="P6"/>
      <text:p text:style-name="P7">fof( lista2exercicio1C,conjecture,(</text:p>
      <text:p text:style-name="P3"><text:span text:style-name="T1">CounterSatisfiable </text:span></text:p>
      <text:p text:style-name="P7">~((p=&gt;q)&amp;(p&amp;~q)</text:p>
      <text:p text:style-name="P7"><text:soft-page-break/>)).</text:p>
      <text:p text:style-name="P7"/>
      <text:p text:style-name="P7">fof( lista2exercicio1B,conjecture,(</text:p>
      <text:p text:style-name="P2"><text:span text:style-name="T1">CounterSatisfiable</text:span></text:p>
      <text:p text:style-name="P7">((q&amp;p)|~q)=&gt;p</text:p>
      <text:p text:style-name="P7"/>
      <text:p text:style-name="P7">)).</text:p>
      <text:p text:style-name="P7"/>
      <text:p text:style-name="P7">fof( lista2exercicio1B,conjecture,(</text:p>
      <text:p text:style-name="P2"><text:span text:style-name="T1">CounterSatisfiable </text:span></text:p>
      <text:p text:style-name="P7">~(((q&amp;p)|~q)=&gt;p)</text:p>
      <text:p text:style-name="P7"/>
      <text:p text:style-name="P7">)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3:22:06.688000000</meta:creation-date>
    <dc:date>2023-05-11T14:09:35.684000000</dc:date>
    <meta:editing-duration>PT6M38S</meta:editing-duration>
    <meta:editing-cycles>1</meta:editing-cycles>
    <meta:document-statistic meta:table-count="0" meta:image-count="0" meta:object-count="0" meta:page-count="2" meta:paragraph-count="32" meta:word-count="48" meta:character-count="541" meta:non-whitespace-character-count="522"/>
    <meta:generator>LibreOffice/7.1.3.2$Windows_X86_64 LibreOffice_project/47f78053abe362b9384784d31a6e56f8511eb1c1</meta:generator>
  </office:meta>
</office:document-meta>
</file>